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4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4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Таблица2" style:family="table">
      <style:table-properties style:width="5.125in" fo:margin-top="0in" fo:margin-bottom="0in" table:align="center" style:writing-mode="page"/>
    </style:style>
    <style:style style:name="Таблица2.A" style:family="table-column">
      <style:table-column-properties style:column-width="2.6132in"/>
    </style:style>
    <style:style style:name="Таблица2.B" style:family="table-column">
      <style:table-column-properties style:column-width="2.511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2.B1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2.A2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2.B2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2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" style:family="paragraph" style:parent-style-name="Standard_20__28_WW_29_">
      <style:paragraph-properties fo:margin-left="0in" fo:margin-right="0in" fo:text-align="justify" style:justify-single-word="false" fo:text-indent="0.4925in" style:auto-text-indent="false"/>
      <style:text-properties fo:font-size="10pt" fo:language="en" fo:country="US" fo:font-weight="bold" fo:background-color="transparent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0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15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16" style:family="paragraph" style:parent-style-name="Standard_20__28_WW_29_">
      <style:paragraph-properties fo:text-align="center" style:justify-single-word="false"/>
      <style:text-properties fo:font-size="11pt" fo:language="en" fo:country="US" fo:font-weight="bold" fo:background-color="transparent" style:font-size-asian="11pt" style:font-weight-asian="bold" style:font-name-complex="Arial1" style:font-size-complex="11pt"/>
    </style:style>
    <style:style style:name="P17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18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19" style:family="paragraph" style:parent-style-name="Standard_20__28_WW_29_">
      <style:paragraph-properties fo:text-align="center" style:justify-single-word="false"/>
      <style:text-properties fo:background-color="transparent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1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2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27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28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31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35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style:text-underline-style="none" style:font-name-complex="Arial" loext:opacity="0%" loext:char-shading-value="0"/>
    </style:style>
    <style:style style:name="T3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Arial"/>
    </style:style>
    <style:style style:name="T7" style:family="text">
      <style:text-properties style:text-position="super 58%"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font-name-complex="Arial"/>
    </style:style>
    <style:style style:name="T11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2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3" style:family="text">
      <style:text-properties fo:font-size="10pt" fo:language="en" fo:country="US" fo:background-color="transparent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5" style:family="text">
      <style:text-properties fo:font-size="10pt" fo:background-color="transparent" style:font-name-asian="Arial" style:font-size-asian="10pt" style:font-size-complex="10pt"/>
    </style:style>
    <style:style style:name="T16" style:family="text">
      <style:text-properties fo:font-size="11pt" fo:language="en" fo:country="US" fo:font-weight="bold" style:font-size-asian="11pt" style:font-weight-asian="bold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8" style:family="text">
      <style:text-properties fo:color="#ff0000" fo:font-size="11pt" fo:language="en" fo:country="US" fo:font-weight="bold" style:font-size-asian="11pt" style:font-weight-asian="bold" style:font-size-complex="11pt" loext:opacity="100%"/>
    </style:style>
    <style:style style:name="T19" style:family="text">
      <style:text-properties style:text-position="0% 100%" fo:language="en" fo:country="US"/>
    </style:style>
    <style:style style:name="T20" style:family="text">
      <style:text-properties fo:color="#000000" fo:font-size="11pt" fo:language="en" fo:country="US" fo:font-weight="bold" style:font-size-asian="11pt" style:font-weight-asian="bold" style:font-size-complex="11pt" style:font-weight-complex="bold" loext:opacity="100%"/>
    </style:style>
    <style:style style:name="T21" style:family="text">
      <style:text-properties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1">Date of calibration:</text:p>
          </table:table-cell>
          <table:table-cell table:style-name="Таблица3.A1" office:value-type="string">
            <text:p text:style-name="P32">$date</text:p>
          </table:table-cell>
        </table:table-row>
        <table:table-row>
          <table:table-cell table:style-name="Таблица3.A1" office:value-type="string">
            <text:p text:style-name="P31">Type:</text:p>
          </table:table-cell>
          <table:table-cell table:style-name="Таблица3.A1" office:value-type="string">
            <text:p text:style-name="P22">Dosimetric gamma radiation detection unit BDKG-23</text:p>
          </table:table-cell>
        </table:table-row>
        <table:table-row>
          <table:table-cell table:style-name="Таблица3.A1" office:value-type="string">
            <text:p text:style-name="P23"><text:span text:style-name="T5">S</text:span>/<text:span text:style-name="T5">N</text:span>:</text:p>
          </table:table-cell>
          <table:table-cell table:style-name="Таблица3.A1" office:value-type="string">
            <text:p text:style-name="P24">$allSerial</text:p>
          </table:table-cell>
        </table:table-row>
        <table:table-row>
          <table:table-cell table:style-name="Таблица3.A1" office:value-type="string">
            <text:p text:style-name="P25">Measurement limits:</text:p>
          </table:table-cell>
          <table:table-cell table:style-name="Таблица3.A1" office:value-type="string">
            <text:p text:style-name="P24">γ: 0.1 µGy/h – 100 Gy/h</text:p>
          </table:table-cell>
        </table:table-row>
        <table:table-row>
          <table:table-cell table:style-name="Таблица3.A1" office:value-type="string">
            <text:p text:style-name="P25">Measurement error:</text:p>
          </table:table-cell>
          <table:table-cell table:style-name="Таблица3.A1" office:value-type="string">
            <text:p text:style-name="P10">±20%</text:p>
          </table:table-cell>
        </table:table-row>
      </table:table>
      <text:p text:style-name="P26">Operating conditions:</text:p>
      <text:p text:style-name="P33"><text:span text:style-name="T9">- </text:span><text:span text:style-name="T6">Air temperature<text:tab/></text:span><text:span text:style-name="T10"><text:tab/><text:tab/><text:tab/>+</text:span><text:span text:style-name="T6">$temp</text:span><text:span text:style-name="T10"> °</text:span><text:span text:style-name="T6">C</text:span></text:p>
      <text:p text:style-name="P33"><text:span text:style-name="T9">- </text:span><text:span text:style-name="T6">Atmospheric pressure<text:tab/><text:tab/><text:tab/>$preasure kPa</text:span></text:p>
      <text:p text:style-name="P33"><text:span text:style-name="T9">- </text:span><text:span text:style-name="T6">Relative humidity<text:tab/><text:tab/><text:tab/>$vlag %</text:span></text:p>
      <text:p text:style-name="P34"><text:span text:style-name="T8">- </text:span>Gamma radiation background<text:tab/><text:tab/>$bground nSv/h</text:p>
      <text:p text:style-name="P5"><text:span text:style-name="Знак_20_примечания"><text:span text:style-name="T12"/></text:span></text:p>
      <text:p text:style-name="P5"><text:span text:style-name="Знак_20_примечания"><text:span text:style-name="T11">Calibration means</text:span></text:span><text:span text:style-name="Знак_20_примечания"><text:span text:style-name="T14">:</text:span></text:span><text:span text:style-name="Знак_20_примечания"><text:span text:style-name="T15"> </text:span></text:span></text:p>
      <text:p text:style-name="P20"><text:span text:style-name="Знак_20_примечания"><text:span text:style-name="T13">- <text:s/>$eng_facility_k_110$;</text:span></text:span></text:p>
      <text:p text:style-name="P20"><text:span text:style-name="Знак_20_примечания"><text:span text:style-name="T13">- <text:s/>$eng_facility_k_130$;</text:span></text:span></text:p>
      <text:p text:style-name="P28"/>
      <text:p text:style-name="P21">Calibration data</text:p>
      <text:p text:style-name="P27"/>
      <text:p text:style-name="P19"><text:span text:style-name="T17">BDKG-23 S/N</text:span><text:span text:style-name="T3">:</text:span><text:span text:style-name="T16"> $bd_num1$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<text:span text:style-name="T5">Conventionally true value of the dose rate from </text:span><text:span text:style-name="T7">137</text:span><text:span text:style-name="T19">Cs</text:span><text:span text:style-name="T5"> radionuclide, </text:span><text:bookmark text:name="_GoBack"/><text:span text:style-name="T5"><draw:frame draw:style-name="fr2" draw:name="Объект1" text:anchor-type="as-char" svg:y="-0.1543in" svg:width="0.448in" style:rel-width="scale" svg:height="0.21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Таблица2.B1" office:value-type="string">
            <text:p text:style-name="P17">Calibration data,</text:p>
            <text:p text:style-name="P14"><draw:frame draw:style-name="fr2" draw:name="Объект14" text:anchor-type="as-char" svg:y="-0.178in" svg:width="0.3846in" style:rel-width="scale" svg:height="0.239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Таблица2.1">
          <table:table-cell table:style-name="Таблица2.A2" office:value-type="string">
            <text:p text:style-name="P29">0.7 µ<text:span text:style-name="T5">Gy</text:span>/h</text:p>
          </table:table-cell>
          <table:table-cell table:style-name="Таблица2.B2" office:value-type="string">
            <text:p text:style-name="P30">$1-00 µ<text:span text:style-name="T5">Gy</text:span>/h</text:p>
          </table:table-cell>
        </table:table-row>
        <table:table-row table:style-name="Таблица2.1">
          <table:table-cell table:style-name="Таблица2.A2" office:value-type="string">
            <text:p text:style-name="P29">7 µ<text:span text:style-name="T5">Gy</text:span>/h</text:p>
          </table:table-cell>
          <table:table-cell table:style-name="Таблица2.B2" office:value-type="string">
            <text:p text:style-name="P30">$1-01 µ<text:span text:style-name="T5">Gy</text:span>/h</text:p>
          </table:table-cell>
        </table:table-row>
        <table:table-row table:style-name="Таблица2.1">
          <table:table-cell table:style-name="Таблица2.A2" office:value-type="string">
            <text:p text:style-name="P29">70 µ<text:span text:style-name="T5">Gy</text:span>/h</text:p>
          </table:table-cell>
          <table:table-cell table:style-name="Таблица2.B2" office:value-type="string">
            <text:p text:style-name="P30">$1-02 µ<text:span text:style-name="T5">Gy</text:span>/h</text:p>
          </table:table-cell>
        </table:table-row>
        <table:table-row table:style-name="Таблица2.1">
          <table:table-cell table:style-name="Таблица2.A2" office:value-type="string">
            <text:p text:style-name="P29">0.7 m<text:span text:style-name="T5">Gy</text:span>/h</text:p>
          </table:table-cell>
          <table:table-cell table:style-name="Таблица2.B2" office:value-type="string">
            <text:p text:style-name="P30">$1-03 <text:span text:style-name="T5">mGy/h</text:span></text:p>
          </table:table-cell>
        </table:table-row>
        <table:table-row table:style-name="Таблица2.1">
          <table:table-cell table:style-name="Таблица2.A2" office:value-type="string">
            <text:p text:style-name="P29">7.0 m<text:span text:style-name="T5">Gy</text:span>/h</text:p>
          </table:table-cell>
          <table:table-cell table:style-name="Таблица2.B2" office:value-type="string">
            <text:p text:style-name="P30">$1-04 <text:span text:style-name="T5">mGy/h</text:span></text:p>
          </table:table-cell>
        </table:table-row>
        <table:table-row table:style-name="Таблица2.1">
          <table:table-cell table:style-name="Таблица2.A2" office:value-type="string">
            <text:p text:style-name="P29">70 m<text:span text:style-name="T5">Gy</text:span>/h</text:p>
          </table:table-cell>
          <table:table-cell table:style-name="Таблица2.B2" office:value-type="string">
            <text:p text:style-name="P30">$1-05 <text:span text:style-name="T5">mGy/h</text:span></text:p>
          </table:table-cell>
        </table:table-row>
        <table:table-row table:style-name="Таблица2.1">
          <table:table-cell table:style-name="Таблица2.A2" office:value-type="string">
            <text:p text:style-name="P29"><text:span text:style-name="T8">0.7</text:span> <text:span text:style-name="T5">Gy</text:span>/h</text:p>
          </table:table-cell>
          <table:table-cell table:style-name="Таблица2.B2" office:value-type="string">
            <text:p text:style-name="P30">$1-06 <text:span text:style-name="T5">Gy</text:span>/h</text:p>
          </table:table-cell>
        </table:table-row>
        <table:table-row table:style-name="Таблица2.1">
          <table:table-cell table:style-name="Таблица2.A2" office:value-type="string">
            <text:p text:style-name="P29">7 <text:span text:style-name="T5">Gy</text:span>/h</text:p>
          </table:table-cell>
          <table:table-cell table:style-name="Таблица2.B2" office:value-type="string">
            <text:p text:style-name="P30">$1-07 <text:span text:style-name="T5">Gy</text:span>/h</text:p>
          </table:table-cell>
        </table:table-row>
        <table:table-row table:style-name="Таблица2.1">
          <table:table-cell table:style-name="Таблица2.A10" office:value-type="string">
            <text:p text:style-name="P29"><text:span text:style-name="T5">40</text:span> <text:span text:style-name="T5">Gy</text:span>/h</text:p>
          </table:table-cell>
          <table:table-cell table:style-name="Таблица2.B10" office:value-type="string">
            <text:p text:style-name="P30">$1-0<text:span text:style-name="T5">8</text:span> <text:span text:style-name="T5">Gy</text:span>/h</text:p>
          </table:table-cell>
        </table:table-row>
      </table:table>
      <text:p text:style-name="P16"/>
      <text:p text:style-name="P4">The <text:span text:style-name="T21">d</text:span><text:span text:style-name="T2">osimetric gamma radiation detection unit</text:span> complies with the measurement specifications in the User’s Manual.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>Calibrated by:</text:p>
          </table:table-cell>
          <table:table-cell table:style-name="Таблица1.A1" office:value-type="string">
            <text:p text:style-name="P9">$calibratedBy</text:p>
          </table:table-cell>
          <table:table-cell table:style-name="Таблица1.A1" office:value-type="string">
            <text:p text:style-name="P11"><text:s text:c="36"/></text:p>
          </table:table-cell>
        </table:table-row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  <table:table-cell table:style-name="Таблица1.C2" office:value-type="string">
            <text:p text:style-name="P6">(signature)</text:p>
          </table:table-cell>
        </table:table-row>
        <table:table-row>
          <table:table-cell table:style-name="Таблица1.A1" office:value-type="string">
            <text:p text:style-name="P7">Technical control:</text:p>
          </table:table-cell>
          <table:table-cell table:style-name="Таблица1.A1" office:value-type="string">
            <text:p text:style-name="P8">$controlledBy</text:p>
          </table:table-cell>
          <table:table-cell table:style-name="Таблица1.A1" office:value-type="string">
            <text:p text:style-name="P11"><text:s text:c="36"/></text:p>
          </table:table-cell>
        </table:table-row>
        <table:table-row>
          <table:table-cell table:style-name="Таблица1.A1" office:value-type="string">
            <text:p text:style-name="P12"/>
          </table:table-cell>
          <table:table-cell table:style-name="Таблица1.B4" office:value-type="string">
            <text:p text:style-name="P12"/>
          </table:table-cell>
          <table:table-cell table:style-name="Таблица1.C2" office:value-type="string">
            <text:p text:style-name="P6">(signature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4T16:14:09.59</dc:date>
    <meta:print-date>2026-02-20T11:24:37.33</meta:print-date>
    <meta:editing-cycles>170</meta:editing-cycles>
    <meta:editing-duration>PT14H22M40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32" meta:character-count="972"/>
  </office:meta>
</office:document-meta>
</file>

<file path=Object 1/content.xml><?xml version="1.0" encoding="utf-8"?>
<math xmlns="http://www.w3.org/1998/Math/MathML" display="block">
  <semantics>
    <msub>
      <mover accent="true">
        <mi mathvariant="italic">Ka</mi>
        <mo stretchy="false">˙</mo>
      </mover>
      <mrow>
        <mn>0</mn>
        <mi>i</mi>
      </mrow>
    </msub>
    <annotation encoding="StarMath 5.0">{dot {Ka}} rsub {0i}</annotation>
  </semantics>
</math>
</file>

<file path=Object 2/content.xml><?xml version="1.0" encoding="utf-8"?>
<math xmlns="http://www.w3.org/1998/Math/MathML" display="block">
  <semantics>
    <msub>
      <mover accent="true">
        <mover accent="true">
          <mi mathvariant="italic">Ka</mi>
          <mo stretchy="false">˙</mo>
        </mover>
        <mo stretchy="false">¯</mo>
      </mover>
      <mi>i</mi>
    </msub>
    <annotation encoding="StarMath 5.0">{bar {dot {Ka}}} rsub {i}</annotation>
  </semantics>
</math>
</file>